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News Draft</text:title></text:p>
      <text:p text:style-name="OrgTitle"/>
      <text:p text:style-name="OrgSubtitle"><text:initial-creator>Leilani H. Gilpin</text:initial-creator></text:p>
      <text:p text:style-name="OrgSubtitle"/>
      <text:p text:style-name="OrgSubtitle">2020-11-01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f42173">1. Upcoming Talks</text:a></text:p>
          <text:p text:style-name="Contents_20_1"><text:a xlink:type="simple" xlink:href="#org6c2e658">2. <text:span text:style-name="OrgTodo">WAITING</text:span> Notes Idea</text:a></text:p>
        </text:index-body>
      </text:table-of-content>
      <text:h text:style-name="Heading_20_1" text:outline-level="1" text:is-list-header="false">
<text:bookmark-start text:name="OrgXref.org0f42173"/>
<text:bookmark text:name="org0f42173"/>Upcoming Talks
<text:bookmark-end text:name="OrgXref.org0f42173"/></text:h>
      <text:h text:style-name="Heading_20_1" text:outline-level="1" text:is-list-header="false">
<text:bookmark-start text:name="OrgXref.org6c2e658"/>
<text:bookmark text:name="org6c2e658"/><text:span text:style-name="OrgTodo">WAITING</text:span> Notes Idea
<text:bookmark-end text:name="OrgXref.org6c2e658"/></text:h>
      <text:list text:style-name="OrgBulletedList" text:continue-numbering="false">
        <text:list-item>
          <text:p text:style-name="Text_20_body"><text:span text:style-name="OrgInactiveTimestamp">[2020-12-05 Sat] </text:span> I have been accepted as a Rising Star in EECS.
</text:p>
        </text:list-item>
        <text:list-item>
          <text:p text:style-name="Text_20_body">I started working at Sony AI.
</text:p>
        </text:list-item>
        <text:list-item>
          <text:p text:style-name="Text_20_body">My PhD dissertation was submitted and accepted.  You can read it 
</text:p>
        </text:list-item>
        <text:list-item>
          <text:p text:style-name="Text_20_body">I passed my PhD Defense 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eilani H. Gilpin</dc:creator>
    <meta:initial-creator>Leilani H. Gilpin</meta:initial-creator>
    <dc:date>2020-12-06T18:44:59</dc:date>
    <meta:creation-date>2020-12-06T18:44:59</meta:creation-date>
    <meta:generator>Emacs 26.2 (Org mode 9.3.7)</meta:generator>
    <meta:keyword/>
    <dc:subject/>
    <dc:title>News Draft</dc:title>
  </office:meta>
</office:document-meta>
</file>